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e" style:family="paragraph">
      <style:text-properties fo:font-size="14pt" style:font-size-asian="14pt" style:font-size-complex="14pt"/>
    </style:style>
    <style:style style:name="P3" style:parent-style-name="Paragrafoelenco" style:list-style-name="LFO1" style:family="paragraph">
      <style:text-properties fo:language="it" fo:country="IT"/>
    </style:style>
    <style:style style:name="P4" style:parent-style-name="Paragrafoelenco" style:list-style-name="LFO1" style:family="paragraph">
      <style:text-properties fo:language="it" fo:country="IT"/>
    </style:style>
    <style:style style:name="P5" style:parent-style-name="Paragrafoelenco" style:list-style-name="LFO1" style:family="paragraph">
      <style:text-properties fo:language="it" fo:country="IT"/>
    </style:style>
    <style:style style:name="P6" style:parent-style-name="Paragrafoelenco" style:list-style-name="LFO1" style:family="paragraph">
      <style:text-properties fo:language="it" fo:country="IT"/>
    </style:style>
    <style:style style:name="P7" style:parent-style-name="Paragrafoelenco" style:list-style-name="LFO1" style:family="paragraph">
      <style:text-properties fo:language="it" fo:country="IT"/>
    </style:style>
    <style:style style:name="P8" style:parent-style-name="Paragrafoelenco" style:list-style-name="LFO1" style:family="paragraph">
      <style:text-properties fo:language="it" fo:country="IT"/>
    </style:style>
    <style:style style:name="P9" style:parent-style-name="Normale" style:family="paragraph">
      <style:text-properties fo:language="it" fo:country="IT"/>
    </style:style>
    <style:style style:name="P10" style:parent-style-name="Normale" style:family="paragraph">
      <style:text-properties fo:font-size="14pt" style:font-size-asian="14pt" style:font-size-complex="14pt" fo:language="it" fo:country="IT"/>
    </style:style>
    <style:style style:name="P11" style:parent-style-name="Normale" style:family="paragraph">
      <style:text-properties fo:language="it" fo:country="IT"/>
    </style:style>
    <style:style style:name="P12" style:parent-style-name="Normale" style:family="paragraph">
      <style:text-properties fo:language="it" fo:country="IT"/>
    </style:style>
    <style:style style:name="T13" style:parent-style-name="Car.predefinitoparagrafo" style:family="text">
      <style:text-properties fo:language="it" fo:country="IT"/>
    </style:style>
  </office:automatic-styles>
  <office:body>
    <office:text text:use-soft-page-breaks="true">
      <text:p text:style-name="P1">PROJECT WORK CORSO TSAC 2016 – ANNO 2018</text:p>
      <text:p text:style-name="Normale"/>
      <text:p text:style-name="P2">SCELTE ARCHITETTURALI<text:s/>– Users application:</text:p>
      <text:list text:style-name="LFO1" text:continue-numbering="true">
        <text:list-item>
          <text:p text:style-name="P3">Come da SCHEMA allegato è stata creata una struttura in ambiente CLOUD composta da una WEB APP, BLOB STORAGE, SERVICE BUS QUEUE, SERVICE BUS TOPIC, STORAGE BLOB, SQL SERVER, WORKER, FUNCTIONS, EVENT<text:s/>HUB.</text:p>
        </text:list-item>
        <text:list-item>
          <text:p text:style-name="P4">SQL Server è stato scelto come database per poter mantenere relazioni tra le tabelle ed i dati.</text:p>
        </text:list-item>
        <text:list-item>
          <text:p text:style-name="P5">Tramite le FUNCTIONS, pubblicate sugli APP Service di AZURE, rendiamo l’architettura<text:s/>Serverless<text:s/>non dovendoci preoccupare di chi esegue<text:s/>i nostri processi.</text:p>
        </text:list-item>
        <text:list-item>
          <text:p text:style-name="P6">L’inserimento di QUEUE e TOPIC è stato fatto per disaccoppiare<text:s/>i vari tier della soluzione<text:s/>applicativa<text:s/>e renderla asincrona per poterla controllare nell’uso delle risorse e renderla<text:s/>scalabile orizzontalmente, riducendo il peso successivo (in termini di lavoro) di eventuali modifiche ed aggiornamenti.</text:p>
        </text:list-item>
        <text:list-item>
          <text:p text:style-name="P7">STORAGE BLOB è un tool ottimizzato per il salvataggio<text:s/>di dati non strutturati come immagini. Viene utilizzato per il salvataggio dei selfie degli utenti e le foto profilo.</text:p>
        </text:list-item>
        <text:list-item>
          <text:p text:style-name="P8">EVENT HUB è invece un tool ottimizzato per la gestione di eventi, sfruttato da noi per il salvataggio delle telemetrie spedite dagli utenti.</text:p>
        </text:list-item>
      </text:list>
      <text:p text:style-name="P9"/>
      <text:p text:style-name="P10">FUNZIONAMENTO – Users application:</text:p>
      <text:p text:style-name="P11">L’utente, dopo essersi registrato, potrà accedere a due sezioni: allenamento o gara.</text:p>
      <text:p text:style-name="P12">In ALLENAMENTO potrà creare delle attività, registrare i dati del suo percorso quali tempo, selfie scattati durante l’attività e luogo.</text:p>
      <text:p text:style-name="Normale"><text:span text:style-name="T13">In GARA avrà la possibilità di partecipare ad una gara con altri utenti e registrare gli stessi dati che in ALLENAMEN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tente</meta:initial-creator>
    <dc:creator>Utente</dc:creator>
    <meta:creation-date>2018-07-10T10:09:00Z</meta:creation-date>
    <dc:date>2018-07-10T10:40:00Z</dc:date>
    <meta:template xlink:href="Normal.dotm" xlink:type="simple"/>
    <meta:editing-cycles>1</meta:editing-cycles>
    <meta:editing-duration>PT1860S</meta:editing-duration>
    <meta:document-statistic meta:page-count="1" meta:paragraph-count="3" meta:word-count="228" meta:character-count="1530" meta:row-count="10" meta:non-whitespace-character-count="1305"/>
  </office:meta>
</office:document-meta>
</file>